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/>
    </style:style>
    <style:style style:name="P2" style:parent-style-name="Heading1" style:family="paragraph"/>
    <style:style style:name="P3" style:parent-style-name="Normal" style:family="paragraph">
      <style:paragraph-properties fo:margin-left="0.5in">
        <style:tab-stops/>
      </style:paragraph-properties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Normal" style:family="paragraph">
      <style:paragraph-properties fo:margin-left="0.5in">
        <style:tab-stops/>
      </style:paragraph-properties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P7" style:parent-style-name="Normal" style:family="paragraph"/>
    <style:style style:name="P8" style:parent-style-name="Normal" style:family="paragraph"/>
    <style:style style:name="P9" style:parent-style-name="Normal" style:family="paragraph"/>
    <style:style style:name="P10" style:parent-style-name="Normal" style:family="paragraph"/>
    <style:style style:name="P11" style:parent-style-name="Heading2" style:family="paragraph"/>
    <style:style style:name="P12" style:parent-style-name="Normal" style:family="paragraph">
      <style:paragraph-properties fo:margin-left="0.5in">
        <style:tab-stops/>
      </style:paragraph-properties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Normal" style:family="paragraph">
      <style:paragraph-properties fo:margin-left="0.5in">
        <style:tab-stops/>
      </style:paragraph-properties>
    </style:style>
    <style:style style:name="P15" style:parent-style-name="Normal" style:family="paragraph">
      <style:paragraph-properties fo:margin-left="0.5in">
        <style:tab-stops/>
      </style:paragraph-properties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P17" style:parent-style-name="Normal" style:family="paragraph"/>
    <style:style style:name="P18" style:parent-style-name="Normal" style:family="paragraph"/>
    <style:style style:name="P19" style:parent-style-name="Normal" style:family="paragraph"/>
    <style:style style:name="P20" style:parent-style-name="Normal" style:family="paragraph">
      <style:paragraph-properties fo:margin-left="0.5in">
        <style:tab-stops/>
      </style:paragraph-properties>
    </style:style>
    <style:style style:name="P21" style:parent-style-name="Normal" style:family="paragraph">
      <style:paragraph-properties fo:margin-left="0.5in">
        <style:tab-stops/>
      </style:paragraph-properties>
    </style:style>
  </office:automatic-styles>
  <office:body>
    <office:text text:use-soft-page-breaks="true">
      <text:p text:style-name="P1">Developers Tools</text:p>
      <text:list text:style-name="LFO2" text:continue-numbering="true">
        <text:list-item>
          <text:p text:style-name="P2">Elements</text:p>
        </text:list-item>
      </text:list>
      <text:p text:style-name="P3"><text:span text:style-name="T4">Purpose:</text:span><text:s/>The Elements panel allows you to inspect, edit, and tweak HTML and CSS in real-time. It's where you can see the structure of the webpage (DOM), modify HTML elements, test CSS changes, and view applied styles.<text:s/>It helps developer to see real time changes in the website and inspect inherited CSS properties.</text:p>
      <text:p text:style-name="P5"><text:span text:style-name="T6">Uses for Developers:</text:span></text:p>
      <text:list text:style-name="LFO3" text:continue-numbering="true">
        <text:list-item>
          <text:p text:style-name="P7">Identify and inspect specific elements.</text:p>
        </text:list-item>
        <text:list-item>
          <text:p text:style-name="P8">Test CSS changes without modifying your actual code.</text:p>
        </text:list-item>
        <text:list-item>
          <text:p text:style-name="P9">Debug layout issues, like padding/margin misalignment.</text:p>
        </text:list-item>
        <text:list-item>
          <text:p text:style-name="P10">See pseudo-elements and CSS inherited properties.</text:p>
        </text:list-item>
      </text:list>
      <text:list text:style-name="LFO2" text:continue-numbering="true">
        <text:list-item>
          <text:p text:style-name="P11">Recorder</text:p>
        </text:list-item>
      </text:list>
      <text:p text:style-name="P12"><text:span text:style-name="T13">Purpose:</text:span><text:s/>The Recorder helps you record user interactions and replay them. It’s especially useful for testing and debugging by simulating user actions and finding broken flows.</text:p>
      <text:p text:style-name="P14">It has two options basically three</text:p>
      <text:p text:style-name="P15"><text:span text:style-name="T16">Uses for Developers:</text:span></text:p>
      <text:list text:style-name="LFO4" text:continue-numbering="true">
        <text:list-item>
          <text:p text:style-name="P17">Debug complex interactions.</text:p>
        </text:list-item>
        <text:list-item>
          <text:p text:style-name="P18">Replay user scenarios to test new code against recorded flows.</text:p>
        </text:list-item>
        <text:list-item>
          <text:p text:style-name="P19">Export recorded flows for reuse, such as automated testing scripts.</text:p>
        </text:list-item>
      </text:list>
      <text:p text:style-name="P20"/>
      <text:p text:style-name="P2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eet Joshi</meta:initial-creator>
    <dc:creator>Meet Joshi</dc:creator>
    <meta:creation-date>2024-11-11T04:45:00Z</meta:creation-date>
    <dc:date>2024-11-16T13:45:00Z</dc:date>
    <meta:template xlink:href="Normal.dotm" xlink:type="simple"/>
    <meta:editing-cycles>1</meta:editing-cycles>
    <meta:editing-duration>PT4860S</meta:editing-duration>
    <meta:document-statistic meta:page-count="1" meta:paragraph-count="1" meta:word-count="143" meta:character-count="961" meta:row-count="6" meta:non-whitespace-character-count="819"/>
  </office:meta>
</office:document-meta>
</file>